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dd72" officeooo:paragraph-rsid="0010dd72"/>
    </style:style>
    <style:style style:name="P2" style:family="paragraph" style:parent-style-name="Standard">
      <style:text-properties fo:language="en" fo:country="US" officeooo:rsid="0011f7f9" officeooo:paragraph-rsid="0011f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dnfgoilpkhrtbporkt 12</text:p>
      <text:p text:style-name="P1"/>
      <text:p text:style-name="P2">dkfjiksftu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20:06:45.533000000</meta:creation-date>
    <dc:date>2024-03-17T20:09:47.814000000</dc:date>
    <meta:editing-duration>PT1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" meta:word-count="3" meta:character-count="33" meta:non-whitespace-character-count="32"/>
  </office:meta>
</office:document-meta>
</file>